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BAAAAA+LiberationSerif-Bold" svg:font-family="BAAAAA+LiberationSerif-Bol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TableContents" style:family="paragraph">
      <style:text-properties fo:font-weight="bold" style:font-weight-asian="bold" style:font-weight-complex="bold"/>
    </style:style>
    <style:style style:name="T7" style:parent-style-name="Policepardéfaut" style:family="text">
      <style:text-properties fo:color="#70AD47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12" style:parent-style-name="Policepardéfaut" style:family="text">
      <style:text-properties fo:color="#70AD47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14" style:parent-style-name="Policepardéfaut" style:family="text">
      <style:text-properties fo:color="#FF0000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16" style:parent-style-name="Policepardéfaut" style:family="text">
      <style:text-properties fo:color="#70AD47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18" style:parent-style-name="Policepardéfaut" style:family="text">
      <style:text-properties fo:color="#70AD47"/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20" style:parent-style-name="Policepardéfaut" style:family="text">
      <style:text-properties fo:color="#5B9BD5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4" style:parent-style-name="TableContents" style:family="paragraph">
      <style:text-properties fo:font-weight="bold" style:font-weight-asian="bold" style:font-weight-complex="bold"/>
    </style:style>
    <style:style style:name="T25" style:parent-style-name="Policepardéfaut" style:family="text">
      <style:text-properties fo:color="#70AD47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break-before="page"/>
    </style:style>
    <style:style style:name="T29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Policepardéfaut" style:family="text">
      <style:text-properties fo:color="#70AD47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35" style:parent-style-name="Policepardéfaut" style:family="text">
      <style:text-properties fo:color="#70AD47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37" style:parent-style-name="Policepardéfaut" style:family="text">
      <style:text-properties fo:color="#FF0000"/>
    </style:style>
    <style:style style:name="P38" style:parent-style-name="TableContents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9" style:parent-style-name="TableContents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T43" style:parent-style-name="Policepardéfaut" style:family="text">
      <style:text-properties fo:color="#70AD47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T49" style:parent-style-name="Policepardéfaut" style:family="text">
      <style:text-properties fo:color="#70AD47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Policepardéfaut" style:family="text">
      <style:text-properties fo:color="#70AD47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T53" style:parent-style-name="Policepardéfaut" style:family="text">
      <style:text-properties fo:color="#70AD47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57" style:parent-style-name="Policepardéfaut" style:family="text">
      <style:text-properties fo:color="#70AD47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paragraph-properties fo:break-before="page"/>
    </style:style>
    <style:style style:name="T60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62" style:parent-style-name="Policepardéfaut" style:family="text">
      <style:text-properties fo:color="#FF0000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64" style:parent-style-name="Policepardéfaut" style:family="text">
      <style:text-properties fo:color="#FF0000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67" style:parent-style-name="Policepardéfaut" style:family="text">
      <style:text-properties fo:color="#5B9BD5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69" style:parent-style-name="Policepardéfaut" style:family="text">
      <style:text-properties fo:color="#FF0000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71" style:parent-style-name="Policepardéfaut" style:family="text">
      <style:text-properties fo:color="#70AD47"/>
    </style:style>
    <style:style style:name="P72" style:parent-style-name="TableContents" style:family="paragraph">
      <style:text-properties fo:font-weight="bold" style:font-weight-asian="bold" style:font-weight-complex="bold"/>
    </style:style>
    <style:style style:name="T73" style:parent-style-name="Policepardéfaut" style:family="text">
      <style:text-properties fo:color="#FF0000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75" style:parent-style-name="Policepardéfaut" style:family="text">
      <style:text-properties fo:color="#70AD47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77" style:parent-style-name="Policepardéfaut" style:family="text">
      <style:text-properties fo:color="#70AD47"/>
    </style:style>
    <style:style style:name="T78" style:parent-style-name="Policepardéfaut" style:family="text">
      <style:text-properties fo:color="#70AD47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80" style:parent-style-name="Policepardéfaut" style:family="text">
      <style:text-properties fo:color="#70AD47"/>
    </style:style>
    <style:style style:name="P81" style:parent-style-name="TableContents" style:family="paragraph">
      <style:text-properties fo:font-weight="bold" style:font-weight-asian="bold" style:font-weight-complex="bold"/>
    </style:style>
    <style:style style:name="T82" style:parent-style-name="Policepardéfaut" style:family="text">
      <style:text-properties fo:color="#5B9BD5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84" style:parent-style-name="Policepardéfaut" style:family="text">
      <style:text-properties fo:color="#70AD47"/>
    </style:style>
    <style:style style:name="P85" style:parent-style-name="TableContents" style:family="paragraph">
      <style:text-properties fo:font-weight="bold" style:font-weight-asian="bold" style:font-weight-complex="bold"/>
    </style:style>
    <style:style style:name="T86" style:parent-style-name="Policepardéfaut" style:family="text">
      <style:text-properties fo:color="#5B9BD5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88" style:parent-style-name="Policepardéfaut" style:family="text">
      <style:text-properties fo:color="#70AD47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T90" style:parent-style-name="Policepardéfaut" style:family="text">
      <style:text-properties fo:color="#FF0000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2" style:parent-style-name="TableContents" style:family="paragraph">
      <style:text-properties fo:font-weight="bold" style:font-weight-asian="bold" style:font-weight-complex="bold"/>
    </style:style>
    <style:style style:name="T93" style:parent-style-name="Policepardéfaut" style:family="text">
      <style:text-properties fo:color="#70AD47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5" style:parent-style-name="TableContents" style:family="paragraph">
      <style:text-properties style:font-name="BAAAAA+LiberationSerif-Bold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97" style:parent-style-name="Policepardéfaut" style:family="text">
      <style:text-properties fo:color="#70AD47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99" style:parent-style-name="Policepardéfaut" style:family="text">
      <style:text-properties fo:color="#70AD47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101" style:parent-style-name="Policepardéfaut" style:family="text">
      <style:text-properties fo:color="#FF0000"/>
    </style:style>
    <style:style style:name="P10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T104" style:parent-style-name="Policepardéfaut" style:family="text">
      <style:text-properties fo:color="#FF0000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6" style:parent-style-name="TableContents" style:family="paragraph">
      <style:text-properties fo:font-weight="bold" style:font-weight-asian="bold" style:font-weight-complex="bold"/>
    </style:style>
    <style:style style:name="T107" style:parent-style-name="Policepardéfaut" style:family="text">
      <style:text-properties fo:color="#70AD47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T109" style:parent-style-name="Policepardéfaut" style:family="text">
      <style:text-properties fo:color="#5B9BD5"/>
    </style:style>
    <style:style style:name="P110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12" style:parent-style-name="TableContents" style:family="paragraph">
      <style:text-properties fo:font-weight="bold" style:font-weight-asian="bold" style:font-weight-complex="bold"/>
    </style:style>
    <style:style style:name="T113" style:parent-style-name="Policepardéfaut" style:family="text">
      <style:text-properties fo:color="#70AD47"/>
    </style:style>
    <style:style style:name="P114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116" style:parent-style-name="Policepardéfaut" style:family="text">
      <style:text-properties fo:color="#70AD47"/>
    </style:style>
    <style:style style:name="P117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TableContents" style:family="paragraph">
      <style:text-properties fo:font-weight="bold" style:font-weight-asian="bold" style:font-weight-complex="bold"/>
    </style:style>
    <style:style style:name="P119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TableContents" style:family="paragraph">
      <style:text-properties fo:font-weight="bold" style:font-weight-asian="bold" style:font-weight-complex="bold"/>
    </style:style>
    <style:style style:name="P121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TableContents" style:family="paragraph">
      <style:text-properties fo:font-weight="bold" style:font-weight-asian="bold" style:font-weight-complex="bold"/>
    </style:style>
    <style:style style:name="P123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NNEXE UTILISATION DES NOTIONS DU COURS</text:p>
      <text:p text:style-name="P2"/>
      <text:p text:style-name="P3"/>
      <text:p text:style-name="P4">Chapitre 1</text:p>
      <text:p text:style-name="P5"/>
      <text:p text:style-name="P6">Surcharge de fonction</text:p>
      <text:p text:style-name="TableContents">Fichier / Numéros de ligne :<text:s/><text:span text:style-name="T7">OK</text:span></text:p>
      <text:p text:style-name="TableContents">Exemple(s) de code</text:p>
      <text:p text:style-name="TableContents"/>
      <text:p text:style-name="P8"/>
      <text:p text:style-name="P9">Chapitre 2</text:p>
      <text:p text:style-name="P10"/>
      <text:p text:style-name="P11">Liste d’initialisations</text:p>
      <text:p text:style-name="TableContents">Fichier / Numéros de<text:s/>ligne :<text:s/><text:span text:style-name="T12">OK</text:span></text:p>
      <text:p text:style-name="TableContents">Exemple(s) de code</text:p>
      <text:p text:style-name="TableContents"/>
      <text:p text:style-name="P13">Mot-clé mutable</text:p>
      <text:p text:style-name="TableContents">Fichier / Numéros de ligne :<text:s/><text:span text:style-name="T14">X</text:span></text:p>
      <text:p text:style-name="TableContents">Exemple(s) de code</text:p>
      <text:p text:style-name="TableContents"/>
      <text:p text:style-name="P15">Attribut static</text:p>
      <text:p text:style-name="TableContents">Fichier / Numéros de ligne :<text:s/><text:span text:style-name="T16">OK</text:span></text:p>
      <text:p text:style-name="TableContents">Exemple(s) de code</text:p>
      <text:p text:style-name="TableContents"/>
      <text:p text:style-name="P17">Méthode static</text:p>
      <text:p text:style-name="TableContents">Fichier / Numéros de ligne :<text:s/><text:span text:style-name="T18">OK</text:span></text:p>
      <text:p text:style-name="TableContents">Exemple(s) de code</text:p>
      <text:p text:style-name="TableContents"/>
      <text:p text:style-name="P19">R.A.I.I.</text:p>
      <text:p text:style-name="TableContents">Fichier / Numéros de<text:s/>ligne :<text:s/><text:span text:style-name="T20">?</text:span></text:p>
      <text:p text:style-name="TableContents">Exemple(s) de code</text:p>
      <text:p text:style-name="TableContents"/>
      <text:p text:style-name="P21"/>
      <text:p text:style-name="P22">Chapitre 3 Surcharge d’opérateur</text:p>
      <text:p text:style-name="P23"/>
      <text:p text:style-name="P24">Surcharge d’opérateur (hors &lt;&lt; et &gt;&gt;)</text:p>
      <text:p text:style-name="TableContents">Fichier / Numéros de ligne :<text:s/><text:span text:style-name="T25">OK</text:span></text:p>
      <text:p text:style-name="TableContents">Exemple(s) de code</text:p>
      <text:p text:style-name="P26"/>
      <text:p text:style-name="Standard"/>
      <text:p text:style-name="P27"/>
      <text:soft-page-break/>
      <text:p text:style-name="P28"><text:span text:style-name="T29">Chapitre 4 Héritage,</text:span><text:span text:style-name="T30"><text:s/>Polymorphisme</text:span></text:p>
      <text:p text:style-name="P31"/>
      <text:p text:style-name="P32">fonctions virtuelles</text:p>
      <text:p text:style-name="TableContents">Fichier / Numéros de ligne :<text:s/><text:span text:style-name="T33">OK</text:span></text:p>
      <text:p text:style-name="TableContents">Exemple(s) de code</text:p>
      <text:p text:style-name="TableContents"/>
      <text:p text:style-name="P34">override</text:p>
      <text:p text:style-name="TableContents">Fichier / Numéros de ligne :<text:s/><text:span text:style-name="T35">OK</text:span></text:p>
      <text:p text:style-name="TableContents">Exemple(s) de code</text:p>
      <text:p text:style-name="TableContents"/>
      <text:p text:style-name="P36">final (classe, méthode)</text:p>
      <text:p text:style-name="TableContents">Fichier / Numéros de ligne :<text:span text:style-name="T37"><text:s/>X</text:span></text:p>
      <text:p text:style-name="TableContents">Exemple(s) de code</text:p>
      <text:p text:style-name="P38"/>
      <text:p text:style-name="P39"/>
      <text:p text:style-name="Standard"><text:span text:style-name="T40">Chapitre <text:s/>template, STL</text:span></text:p>
      <text:p text:style-name="P41"/>
      <text:p text:style-name="P42">Template</text:p>
      <text:p text:style-name="TableContents">Fichier / Numéros de ligne :<text:s/><text:span text:style-name="T43">OK</text:span></text:p>
      <text:p text:style-name="TableContents">Exemple(s) de code</text:p>
      <text:p text:style-name="P44"/>
      <text:p text:style-name="P45"/>
      <text:p text:style-name="P46">Les classes de la STL</text:p>
      <text:p text:style-name="P47"/>
      <text:p text:style-name="P48">Classe vector</text:p>
      <text:p text:style-name="TableContents">Fichier / Numéros de ligne :<text:s/><text:span text:style-name="T49">OK</text:span></text:p>
      <text:p text:style-name="TableContents">Exemple(s) de code</text:p>
      <text:p text:style-name="TableContents"/>
      <text:p text:style-name="P50">Classe list</text:p>
      <text:p text:style-name="TableContents">Fichier / Numéros de ligne :<text:s/><text:span text:style-name="T51">OK</text:span></text:p>
      <text:p text:style-name="TableContents">Exemple(s) de code</text:p>
      <text:p text:style-name="TableContents"/>
      <text:p text:style-name="P52">Classe map</text:p>
      <text:p text:style-name="TableContents">Fichier / Numéros de ligne :<text:s/><text:span text:style-name="T53">OK</text:span></text:p>
      <text:p text:style-name="TableContents">Exemple(s) de code</text:p>
      <text:p text:style-name="TableContents"/>
      <text:p text:style-name="P54">classe …..</text:p>
      <text:p text:style-name="TableContents">Fichier / Numéros de ligne :</text:p>
      <text:p text:style-name="TableContents">Exemple(s) de code</text:p>
      <text:p text:style-name="TableContents"/>
      <text:p text:style-name="TableContents"/>
      <text:p text:style-name="P55">Chapitre foncteur</text:p>
      <text:p text:style-name="TableContents"/>
      <text:p text:style-name="P56">Foncteur</text:p>
      <text:p text:style-name="TableContents">Fichier / Numéros de ligne :<text:s/><text:span text:style-name="T57">OK</text:span></text:p>
      <text:p text:style-name="TableContents">Exemple(s) de code</text:p>
      <text:p text:style-name="TableContents"/>
      <text:p text:style-name="TableContents"/>
      <text:p text:style-name="P58"/>
      <text:p text:style-name="P59"><text:span text:style-name="T60">Chapitre divers (dont auto, lambda)</text:span></text:p>
      <text:p text:style-name="TableContents"/>
      <text:p text:style-name="P61">énumération</text:p>
      <text:p text:style-name="TableContents">Fichier / Numéros de ligne :<text:s/><text:span text:style-name="T62">X</text:span></text:p>
      <text:p text:style-name="TableContents">Exemple(s) de code</text:p>
      <text:p text:style-name="TableContents"/>
      <text:p text:style-name="P63">static_assert</text:p>
      <text:p text:style-name="TableContents">Fichier / Numéros de ligne :<text:s/><text:span text:style-name="T64">X</text:span></text:p>
      <text:p text:style-name="TableContents">Exemple(s) de code</text:p>
      <text:p text:style-name="TableContents"/>
      <text:p text:style-name="TableContents">Fichier / Numéros de ligne :</text:p>
      <text:p text:style-name="TableContents">Exemple(s) de code</text:p>
      <text:p text:style-name="P65"/>
      <text:p text:style-name="P66">délégation de constructeurs</text:p>
      <text:p text:style-name="TableContents">Fichier / Numéros de ligne : <text:span text:style-name="T67">?</text:span></text:p>
      <text:p text:style-name="TableContents">Exemple(s) de code</text:p>
      <text:p text:style-name="TableContents"/>
      <text:p text:style-name="P68">héritage de constructeurs avec mot-clé using</text:p>
      <text:p text:style-name="TableContents">Fichier / Numéros de ligne :<text:s/><text:span text:style-name="T69">X</text:span></text:p>
      <text:p text:style-name="TableContents">Exemple(s) de code</text:p>
      <text:p text:style-name="TableContents"/>
      <text:p text:style-name="P70">inférence de type : mot-clé auto</text:p>
      <text:p text:style-name="TableContents">Fichier / Numéros de ligne :<text:s/><text:span text:style-name="T71">OK</text:span></text:p>
      <text:p text:style-name="TableContents">Exemple(s) de code</text:p>
      <text:p text:style-name="TableContents"/>
      <text:p text:style-name="P72">inférence de type : mot-clé decltype</text:p>
      <text:p text:style-name="TableContents">Fichier / Numéros de ligne :<text:s/><text:span text:style-name="T73">X</text:span></text:p>
      <text:p text:style-name="TableContents">Exemple(s) de code</text:p>
      <text:p text:style-name="TableContents"/>
      <text:p text:style-name="P74">itérateur : begin, end</text:p>
      <text:p text:style-name="TableContents">Fichier / Numéros de ligne :<text:s/><text:span text:style-name="T75">OK</text:span></text:p>
      <text:p text:style-name="TableContents">Exemple(s) de code</text:p>
      <text:p text:style-name="TableContents"/>
      <text:p text:style-name="P76">itérateur : cbegin, cend</text:p>
      <text:p text:style-name="TableContents">Fichier / Numéros de ligne :<text:span text:style-name="T77"><text:s/></text:span><text:span text:style-name="T78">OK</text:span></text:p>
      <text:p text:style-name="TableContents">Exemple(s) de code</text:p>
      <text:p text:style-name="TableContents"/>
      <text:p text:style-name="P79">boucle foreach</text:p>
      <text:p text:style-name="TableContents">Fichier / Numéros de ligne :<text:s/><text:span text:style-name="T80">OK</text:span></text:p>
      <text:p text:style-name="TableContents">Exemple(s) de code</text:p>
      <text:p text:style-name="TableContents"/>
      <text:p text:style-name="P81">liste d’initialisateurs</text:p>
      <text:p text:style-name="TableContents">Fichier / Numéros de ligne : <text:span text:style-name="T82">?</text:span></text:p>
      <text:p text:style-name="TableContents">Exemple(s) de code</text:p>
      <text:p text:style-name="TableContents"/>
      <text:p text:style-name="P83">mot-clé explicit pour un constructeur</text:p>
      <text:p text:style-name="TableContents">Fichier / Numéros de ligne :<text:s/><text:span text:style-name="T84">OK</text:span></text:p>
      <text:p text:style-name="TableContents">Exemple(s) de code</text:p>
      <text:p text:style-name="TableContents"/>
      <text:p text:style-name="P85">mot-clé explicit pour un opérateur</text:p>
      <text:p text:style-name="TableContents">Fichier / Numéros de ligne : <text:span text:style-name="T86">?</text:span></text:p>
      <text:p text:style-name="TableContents">Exemple(s) de code</text:p>
      <text:p text:style-name="P87">lambda</text:p>
      <text:p text:style-name="TableContents">Fichier / Numéros de ligne :<text:s/><text:span text:style-name="T88">OK</text:span></text:p>
      <text:p text:style-name="TableContents">Plusieurs exemples de code</text:p>
      <text:p text:style-name="TableContents"/>
      <text:p text:style-name="P89">std::sort</text:p>
      <text:p text:style-name="TableContents">Fichier / Numéros de ligne :<text:s/><text:span text:style-name="T90">X</text:span></text:p>
      <text:p text:style-name="TableContents">Exemple(s) de code</text:p>
      <text:p text:style-name="TableContents"/>
      <text:p text:style-name="TableContents"/>
      <text:p text:style-name="P91">Chapitre constexpr</text:p>
      <text:p text:style-name="P92"/>
      <text:p text:style-name="TableContents">Fichier / Numéros de ligne :<text:s/><text:span text:style-name="T93">OK</text:span></text:p>
      <text:p text:style-name="TableContents">Exemple(s) de code</text:p>
      <text:p text:style-name="TableContents"/>
      <text:p text:style-name="TableContents"/>
      <text:p text:style-name="P94">Chapitre pointeurs intelligents</text:p>
      <text:p text:style-name="P95"/>
      <text:p text:style-name="P96">unique_ptr</text:p>
      <text:p text:style-name="TableContents">Fichier / Numéros de ligne :<text:s/><text:span text:style-name="T97">OK</text:span></text:p>
      <text:p text:style-name="TableContents">Exemple(s) de code</text:p>
      <text:p text:style-name="TableContents"/>
      <text:p text:style-name="P98">shared_ptr</text:p>
      <text:p text:style-name="TableContents">Fichier / Numéros de ligne :<text:s/><text:span text:style-name="T99">OK</text:span></text:p>
      <text:p text:style-name="TableContents">Exemple(s) de code</text:p>
      <text:p text:style-name="TableContents"/>
      <text:p text:style-name="P100">weak_ptr</text:p>
      <text:p text:style-name="TableContents">Fichier / Numéros de<text:s/>ligne :<text:s/><text:span text:style-name="T101">X</text:span></text:p>
      <text:p text:style-name="TableContents">Exemple(s) de code</text:p>
      <text:p text:style-name="TableContents"/>
      <text:p text:style-name="TableContents"/>
      <text:p text:style-name="P102">Chapitre Exceptions</text:p>
      <text:p text:style-name="P103"/>
      <text:p text:style-name="TableContents">Fichier / Numéros de ligne :<text:s/><text:span text:style-name="T104">X</text:span></text:p>
      <text:p text:style-name="TableContents">Exemple(s) de code</text:p>
      <text:p text:style-name="TableContents"/>
      <text:p text:style-name="TableContents"/>
      <text:p text:style-name="TableContents"/>
      <text:p text:style-name="P105">Chapitre Références universelles, sémantique de déplacement</text:p>
      <text:p text:style-name="TableContents"/>
      <text:p text:style-name="P106">fonction move</text:p>
      <text:p text:style-name="TableContents">Fichier / Numéros de ligne :<text:s/><text:span text:style-name="T107">OK</text:span></text:p>
      <text:p text:style-name="TableContents">Exemple(s) de code</text:p>
      <text:p text:style-name="TableContents"/>
      <text:p text:style-name="P108">constructeur de déplacement</text:p>
      <text:p text:style-name="TableContents">Fichier / Numéros de ligne : <text:span text:style-name="T109">?</text:span></text:p>
      <text:p text:style-name="TableContents">Exemple(s) de code</text:p>
      <text:p text:style-name="TableContents"/>
      <text:p text:style-name="TableContents"/>
      <text:p text:style-name="TableContents"/>
      <text:p text:style-name="P110">ANNEXE UTILISATION DE DESIGN PATTERNS</text:p>
      <text:p text:style-name="P111"/>
      <text:p text:style-name="P112">Design Pattern Singleton</text:p>
      <text:p text:style-name="TableContents">Fichier / Numéros de ligne :<text:s/><text:span text:style-name="T113">OK</text:span></text:p>
      <text:p text:style-name="TableContents">Exemple(s) de code</text:p>
      <text:p text:style-name="P114"/>
      <text:p text:style-name="P115">Design Pattern Builder</text:p>
      <text:p text:style-name="TableContents">Fichier / Numéros de ligne :<text:s/><text:span text:style-name="T116">OK</text:span></text:p>
      <text:p text:style-name="TableContents">Exemple(s) de code</text:p>
      <text:p text:style-name="P117"/>
      <text:p text:style-name="P118">Design Pattern<text:s/></text:p>
      <text:p text:style-name="TableContents">Fichier / Numéros<text:s/>de ligne :</text:p>
      <text:p text:style-name="TableContents">Exemple(s) de code</text:p>
      <text:p text:style-name="P119"/>
      <text:p text:style-name="P120">Design Pattern ….</text:p>
      <text:p text:style-name="TableContents">Fichier / Numéros de ligne :</text:p>
      <text:p text:style-name="TableContents">Exemple(s) de code</text:p>
      <text:p text:style-name="P121"/>
      <text:p text:style-name="P122">Design Pattern ….</text:p>
      <text:p text:style-name="TableContents">Fichier / Numéros de ligne :</text:p>
      <text:p text:style-name="TableContents">Exemple(s) de code</text:p>
      <text:p text:style-name="P123"/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BAAAAA+LiberationSerif-Bold" svg:font-family="BAAAAA+LiberationSerif-Bol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land Biguenet</dc:creator>
    <meta:creation-date>2020-02-23T19:53:00Z</meta:creation-date>
    <dc:date>2020-02-24T15:14:00Z</dc:date>
    <meta:template xlink:href="Normal" xlink:type="simple"/>
    <meta:editing-cycles>13</meta:editing-cycles>
    <meta:editing-duration>PT2040S</meta:editing-duration>
    <meta:document-statistic meta:page-count="5" meta:paragraph-count="6" meta:word-count="526" meta:character-count="3418" meta:row-count="24" meta:non-whitespace-character-count="2898"/>
  </office:meta>
</office:document-meta>
</file>